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L2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3b73af" style:text-line-through-style="none" style:font-name="Arial1" fo:font-size="10.5pt" fo:letter-spacing="normal" fo:font-style="normal" style:text-underline-style="solid" style:text-underline-width="auto" style:text-underline-color="font-color" fo:font-weight="bold" style:text-blinking="false" style:font-weight-asian="bold" style:font-weight-complex="bold"/>
    </style:style>
    <style:style style:name="T5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000000" style:font-name="Consolas" fo:font-size="9.5pt" fo:font-weight="bold" style:font-name-asian="Consolas" style:font-size-asian="9.5pt" style:font-weight-asian="bold" style:font-name-complex="Consolas" style:font-size-complex="9.5pt" style:font-weight-complex="bold"/>
    </style:style>
    <style:style style:name="T8" style:family="text"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9" style:family="text">
      <style:text-properties fo:color="#000000" style:font-name="Consolas" fo:font-size="9.5pt" style:text-underline-style="solid" style:text-underline-width="auto" style:text-underline-color="font-color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style:text-underline-style="none" fo:font-weight="bold" style:font-name-asian="Consolas" style:font-size-asian="9.5pt" style:font-weight-asian="bold" style:font-name-complex="Consolas" style:font-size-complex="9.5pt" style:font-weight-complex="bold"/>
    </style:style>
    <style:style style:name="T11" style:family="text">
      <style:text-properties fo:color="#000000" style:font-name="Consolas" fo:font-size="9.5pt" style:text-underline-style="none" style:font-name-asian="Consolas" style:font-size-asian="9.5pt" style:font-name-complex="Consolas" style:font-size-complex="9.5pt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Standard"><text:bookmark text:name="key-val"/><text:a xlink:type="simple" xlink:href="https://karmic.zeomega.com/browse/HIE-3426">HIE-3426</text:a><text:bookmark text:name="summary-val"/><text:span text:style-name="T4"> </text:span><text:span text:style-name="T2">[HIE] AuditInfo Table Logs Every Single Failed XDS.b Call</text:span></text:p>
      <text:p text:style-name="P1"><text:span text:style-name="T1"/></text:p>
      <text:p text:style-name="P1"><text:span text:style-name="T1">Approach</text:span> 1:</text:p>
      <text:p text:style-name="P1"/>
      <text:p text:style-name="Standard"><text:s/><text:span text:style-name="T3">We can make use of <text:s/></text:span><text:span text:style-name="T7">HU_INF_MES_TB_IncomingMessages</text:span><text:span text:style-name="T8"> table which is used in sych with message submission service to avoid duplicate message processing by Validating Message Resubmission WRT MessageNamespace AND MessageId where <text:s/>MessageId would be document id in our case and we could <text:s/>make use of <text:s/>column MessageType to store and validate <text:s/>against extension as well.</text:span></text:p>
      <text:p text:style-name="P1"/>
      <text:p text:style-name="Standard"><text:span text:style-name="T8">a) If </text:span><text:span text:style-name="T6">DocumentRepository_ProvideAndRegisterDocumentSetb transaction is failed then check </text:span></text:p>
      <text:p text:style-name="Standard"><text:span text:style-name="T8"><text:tab/>HU_INF_MES_TB_IncomingMessages table to validate wether it is re submission or not.</text:span></text:p>
      <text:p text:style-name="Standard"><text:span text:style-name="T8">b) If it is not resubmission then persist message details DocumentID as <text:s/>MessageId and <text:tab/>extenstion as <text:s/>MessageType in to <text:s/></text:span><text:span text:style-name="T7">HU_INF_MES_TB_IncomingMessages and</text:span><text:span text:style-name="T8"> do required <text:tab/>logging.</text:span></text:p>
      <text:list xml:id="list38474185" text:style-name="L2">
        <text:list-item>
          <text:p text:style-name="P4">If it is resubmission then logging is not required.</text:p>
          <text:p text:style-name="P2"/>
        </text:list-item>
      </text:list>
      <text:p text:style-name="P1"/>
      <text:p text:style-name="P1"><text:span text:style-name="T1">Approach</text:span> 2:</text:p>
      <text:p text:style-name="P1"/>
      <text:p text:style-name="P5"><text:span text:style-name="T5"><text:s/></text:span><text:span text:style-name="T6">Repeat approach 1 with new xds.b table.</text:span></text:p>
      <text:p text:style-name="P1"><text:span text:style-name="T6"/></text:p>
      <text:p text:style-name="P6"><text:span text:style-name="T9">Approach </text:span><text:span text:style-name="T6">3:</text:span></text:p>
      <text:p text:style-name="Standard"><text:span text:style-name="T10"><text:s text:c="14"/></text:span><text:span text:style-name="T11"><text:s text:c="2"/></text:span><text:span text:style-name="T6"><text:s text:c="10"/></text:span></text:p>
      <text:p text:style-name="Standard"><text:span text:style-name="T6">Cross check log tables before logging.</text:span></text:p>
      <text:p text:style-name="Standard"><text:span text:style-name="T6"/></text:p>
      <text:p text:style-name="Standard"><text:span text:style-name="T6"/></text:p>
      <text:p text:style-name="Standard"><text:span text:style-name="T6">As per me better to go with approach 1. let me know your opinion on this.</text:span></text:p>
      <text:p text:style-name="Standard"><text:span text:style-name="T6"/></text:p>
      <text:p text:style-name="Standard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est test  last</meta:initial-creator>
    <meta:creation-date>2016-03-15T18:08:00.33</meta:creation-date>
    <dc:date>2016-03-15T18:34:41.17</dc:date>
    <dc:creator>test test  last</dc:creator>
    <meta:editing-duration>PT26M38S</meta:editing-duration>
    <meta:editing-cycles>8</meta:editing-cycles>
    <meta:generator>OpenOffice.org/3.3$Win32 OpenOffice.org_project/330m20$Build-9567</meta:generator>
    <meta:document-statistic meta:table-count="0" meta:image-count="0" meta:object-count="0" meta:page-count="1" meta:paragraph-count="13" meta:word-count="151" meta:character-count="1043"/>
  </office:meta>
</office:document-meta>
</file>